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officeooo:rsid="001041e5" officeooo:paragraph-rsid="001041e5" style:font-size-asian="15.75pt" style:font-weight-asian="bold" style:font-size-complex="18pt" style:font-weight-complex="bold"/>
    </style:style>
    <style:style style:name="P2" style:family="paragraph" style:parent-style-name="Standard">
      <style:text-properties fo:font-size="12pt" fo:font-weight="normal" officeooo:rsid="001041e5" officeooo:paragraph-rsid="001041e5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style:font-name="Liberation Serif" fo:font-size="12pt" fo:font-weight="normal" officeooo:rsid="001041e5" officeooo:paragraph-rsid="001041e5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rsid="001041e5" officeooo:paragraph-rsid="001041e5" style:font-size-asian="12pt" style:font-weight-asian="normal" style:font-size-complex="12pt" style:font-weight-complex="normal"/>
    </style:style>
    <style:style style:name="T1" style:family="text">
      <style:text-properties style:font-name="sans-serif" fo:font-size="13.5pt"/>
    </style:style>
    <style:style style:name="T2" style:family="text">
      <style:text-properties fo:font-size="13.5pt"/>
    </style:style>
    <style:style style:name="T3" style:family="text">
      <style:text-properties style:font-name="Liberation Sans" fo:font-size="13.5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5b, Code-a-mon:</text:p>
      <text:p text:style-name="P1"/>
      <text:p text:style-name="P2">Design pattern 1: Decorator - </text:p>
      <text:p text:style-name="P2"/>
      <text:p text:style-name="P2">For this design pattern, I decided to have it based around Codeamon stats and evolution. The decorator allows for codeamon stats to be altered during an evolution. The requirements met in this package are:</text:p>
      <text:p text:style-name="P2"/>
      <text:list xml:id="list518250369" text:style-name="L1">
        <text:list-item>
          <text:p text:style-name="P3">The simulation should run on cycles. A cycle is considered to be of 2 parts - 1 daytime and 1 night time.</text:p>
        </text:list-item>
        <text:list-item>
          <text:p text:style-name="P3">Each cycle should have it’s own weather event.</text:p>
        </text:list-item>
        <text:list-item>
          <text:p text:style-name="P3">During the night, evolutions of code-a-mons can occur.</text:p>
        </text:list-item>
        <text:list-item>
          <text:p text:style-name="P3">Code-a-mons should have at minimum: Attack, Defense, Health.</text:p>
        </text:list-item>
      </text:list>
      <text:p text:style-name="P4"/>
      <text:p text:style-name="P4">Checkstyle report:</text:p>
      <text:p text:style-name="P4"/>
      <text:p text:style-name="P4"/>
      <text:p text:style-name="P4">Spotbugs report: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8:56:44.094277010</meta:creation-date>
    <dc:date>2021-04-14T19:03:50.694573673</dc:date>
    <meta:editing-duration>PT7M7S</meta:editing-duration>
    <meta:editing-cycles>1</meta:editing-cycles>
    <meta:document-statistic meta:table-count="0" meta:image-count="0" meta:object-count="0" meta:page-count="1" meta:paragraph-count="9" meta:word-count="96" meta:character-count="564" meta:non-whitespace-character-count="480"/>
    <meta:generator>LibreOffice/6.4.6.2$Linux_X86_64 LibreOffice_project/40$Build-2</meta:generator>
  </office:meta>
</office:document-meta>
</file>